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ource Sans Pro" svg:font-family="'Source Sans Pro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132cm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132cm" fo:orphans="2" fo:widows="2" fo:text-indent="0cm" style:auto-text-indent="false" fo:padding-left="0.132cm" fo:padding-right="0.132cm" fo:padding-top="0.049cm" fo:padding-bottom="0.049cm" fo:border="0.002cm solid #000000"/>
    </style:style>
    <style:style style:name="P3" style:family="paragraph" style:parent-style-name="Heading_20_4">
      <style:text-properties fo:font-variant="normal" fo:text-transform="none" fo:color="#000000" style:font-name="Source Sans Pro" fo:font-size="11.25pt" fo:letter-spacing="normal" fo:font-style="normal" fo:font-weight="bold"/>
    </style:style>
    <style:style style:name="T1" style:family="text">
      <style:text-properties fo:font-variant="normal" fo:text-transform="none" fo:color="#000000" style:font-name="Source Sans Pro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 !!</text:p>
      <text:p text:style-name="Standard"/>
      <text:h text:style-name="P3" text:outline-level="4"><text:bookmark text:name="r-2231339"/>En résumé</text:h>
      <text:list xml:id="list8036886455094098241" text:style-name="L1">
        <text:list-item>
          <text:p text:style-name="P1"><text:bookmark text:name="r-2231338"/><text:bookmark text:name="r-2231329"/><text:bookmark text:name="r-2231328"/>Les variables permettent de conserver dans le temps des données de votre programme.</text:p>
        </text:list-item>
        <text:list-item>
          <text:p text:style-name="P1"><text:bookmark text:name="r-2231331"/><text:bookmark text:name="r-2231330"/>Vous pouvez vous servir de ces variables pour différentes choses : les afficher, faire des calculs avec, etc.</text:p>
        </text:list-item>
        <text:list-item>
          <text:p text:style-name="P2"><text:bookmark text:name="r-2231333"/><text:bookmark text:name="r-2231332"/><text:span text:style-name="T1">Pour affecter une valeur à une variable, on utilise la syntaxe </text:span><text:span text:style-name="Source_20_Text"><text:span text:style-name="T1">nom_de_variable = valeur</text:span></text:span><text:span text:style-name="T1">.</text:span></text:p>
        </text:list-item>
        <text:list-item>
          <text:p text:style-name="P2"><text:bookmark text:name="r-2231335"/><text:bookmark text:name="r-2231334"/><text:span text:style-name="T1">Il existe différents types de variables, en fonction de l'information que vous désirez conserver : </text:span><text:span text:style-name="Source_20_Text"><text:span text:style-name="T1">int</text:span></text:span><text:span text:style-name="T1">, </text:span><text:span text:style-name="Source_20_Text"><text:span text:style-name="T1">float</text:span></text:span><text:span text:style-name="T1">, chaîne de caractères etc.</text:span></text:p>
        </text:list-item>
        <text:list-item>
          <text:p text:style-name="P2"><text:bookmark text:name="r-2231337"/><text:bookmark text:name="r-2231336"/><text:span text:style-name="T1">Pour afficher une donnée, comme la valeur d'une variable par exemple, on utilise la fonction </text:span><text:span text:style-name="Source_20_Text"><text:span text:style-name="T1">print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ource Sans Pro" svg:font-family="'Source Sans Pro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di Benettayeb</meta:initial-creator>
    <meta:creation-date>2017-03-17T13:52:02.15</meta:creation-date>
    <meta:document-statistic meta:table-count="0" meta:image-count="0" meta:object-count="0" meta:page-count="1" meta:paragraph-count="7" meta:word-count="91" meta:character-count="538"/>
    <dc:date>2017-03-17T13:52:23.63</dc:date>
    <dc:creator>Mehdi Benettayeb</dc:creator>
    <meta:editing-duration>PT22S</meta:editing-duration>
    <meta:editing-cycles>1</meta:editing-cycles>
    <meta:generator>OpenOffice/4.1.3$Win32 OpenOffice.org_project/413m1$Build-9783</meta:generator>
  </office:meta>
</office:document-meta>
</file>